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5-0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2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7-0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4-18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4-02-13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1-01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2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1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2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27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2-0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1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28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0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1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72" calcext:value-type="float">
            <text:p>5.6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188283870968" calcext:value-type="float">
            <text:p>5.5518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002632258065" calcext:value-type="float">
            <text:p>5.5200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27174193548" calcext:value-type="float">
            <text:p>5.3942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284335483871" calcext:value-type="float">
            <text:p>5.2728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154787096774" calcext:value-type="float">
            <text:p>5.2315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308051612903" calcext:value-type="float">
            <text:p>5.2530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471742857143" calcext:value-type="float">
            <text:p>5.30471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704925" calcext:value-type="float">
            <text:p>5.3470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967948387097" calcext:value-type="float">
            <text:p>5.3996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2572" calcext:value-type="float">
            <text:p>5.59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126" calcext:value-type="float">
            <text:p>5.580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55616" calcext:value-type="float">
            <text:p>5.5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560748387097" calcext:value-type="float">
            <text:p>5.5856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89961290323" calcext:value-type="float">
            <text:p>5.5508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451458064516" calcext:value-type="float">
            <text:p>5.4445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225909677419" calcext:value-type="float">
            <text:p>5.3422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164025806452" calcext:value-type="float">
            <text:p>5.3316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998606451613" calcext:value-type="float">
            <text:p>5.3699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722675862069" calcext:value-type="float">
            <text:p>5.42722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472851612903" calcext:value-type="float">
            <text:p>5.4847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120619354839" calcext:value-type="float">
            <text:p>5.5212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87824" calcext:value-type="float">
            <text:p>5.54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546" calcext:value-type="float">
            <text:p>5.5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1344" calcext:value-type="float">
            <text:p>5.5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284283870968" calcext:value-type="float">
            <text:p>5.6128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574038709677" calcext:value-type="float">
            <text:p>5.6657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076436363636" calcext:value-type="float">
            <text:p>5.63076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277364705882" calcext:value-type="float">
            <text:p>5.472773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9592" calcext:value-type="float">
            <text:p>5.41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568877419355" calcext:value-type="float">
            <text:p>5.3756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44335483871" calcext:value-type="float">
            <text:p>5.484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204490322581" calcext:value-type="float">
            <text:p>5.4720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679922580645" calcext:value-type="float">
            <text:p>5.3867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07406451613" calcext:value-type="float">
            <text:p>5.3120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12903225806" calcext:value-type="float">
            <text:p>5.2971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767142857143" calcext:value-type="float">
            <text:p>5.3176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038425" calcext:value-type="float">
            <text:p>5.3603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54064516129" calcext:value-type="float">
            <text:p>5.4195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24504" calcext:value-type="float">
            <text:p>5.4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2961" calcext:value-type="float">
            <text:p>5.402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5148" calcext:value-type="float">
            <text:p>5.37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626141935484" calcext:value-type="float">
            <text:p>5.3362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72232258065" calcext:value-type="float">
            <text:p>5.3737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410993548387" calcext:value-type="float">
            <text:p>5.3041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964516129032" calcext:value-type="float">
            <text:p>5.1496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499509677419" calcext:value-type="float">
            <text:p>5.1349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19227586207" calcext:value-type="float">
            <text:p>5.13819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416675" calcext:value-type="float">
            <text:p>5.1441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46296774194" calcext:value-type="float">
            <text:p>5.1544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77824" calcext:value-type="float">
            <text:p>5.16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267" calcext:value-type="float">
            <text:p>5.1842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82624" calcext:value-type="float">
            <text:p>5.19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043741935484" calcext:value-type="float">
            <text:p>5.2204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89375" calcext:value-type="float">
            <text:p>5.2458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45032" calcext:value-type="float">
            <text:p>5.19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670709677419" calcext:value-type="float">
            <text:p>5.1167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99344516129" calcext:value-type="float">
            <text:p>5.0799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87432258065" calcext:value-type="float">
            <text:p>5.0658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554342857143" calcext:value-type="float">
            <text:p>5.05554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3871" calcext:value-type="float">
            <text:p>5.06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18838709678" calcext:value-type="float">
            <text:p>5.05918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58192" calcext:value-type="float">
            <text:p>5.05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63275" calcext:value-type="float">
            <text:p>5.0626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9568" calcext:value-type="float">
            <text:p>5.1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919380645161" calcext:value-type="float">
            <text:p>5.2991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57367741936" calcext:value-type="float">
            <text:p>5.3765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199303225807" calcext:value-type="float">
            <text:p>5.3519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652180645161" calcext:value-type="float">
            <text:p>5.2565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277987096774" calcext:value-type="float">
            <text:p>5.1827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023509677419" calcext:value-type="float">
            <text:p>5.1502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362371428571" calcext:value-type="float">
            <text:p>5.15362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816975" calcext:value-type="float">
            <text:p>5.1681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123561290323" calcext:value-type="float">
            <text:p>5.1912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54176" calcext:value-type="float">
            <text:p>5.19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978775" calcext:value-type="float">
            <text:p>5.1597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5016" calcext:value-type="float">
            <text:p>5.10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376903225807" calcext:value-type="float">
            <text:p>5.0837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7105" calcext:value-type="float">
            <text:p>5.3037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04336" calcext:value-type="float">
            <text:p>5.4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669" calcext:value-type="float">
            <text:p>5.352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60448" calcext:value-type="float">
            <text:p>5.28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670683870968" calcext:value-type="float">
            <text:p>5.2867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65114285714" calcext:value-type="float">
            <text:p>5.31865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202193548387" calcext:value-type="float">
            <text:p>5.3620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675870967742" calcext:value-type="float">
            <text:p>5.4067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91992" calcext:value-type="float">
            <text:p>5.42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961006451613" calcext:value-type="float">
            <text:p>5.4096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014219354839" calcext:value-type="float">
            <text:p>5.3901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97729032258" calcext:value-type="float">
            <text:p>5.4349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932077419355" calcext:value-type="float">
            <text:p>5.4793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856309677419" calcext:value-type="float">
            <text:p>5.4885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39896774194" calcext:value-type="float">
            <text:p>5.4043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95016" calcext:value-type="float">
            <text:p>5.35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00525" calcext:value-type="float">
            <text:p>5.3760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56331034483" calcext:value-type="float">
            <text:p>5.41356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412129032258" calcext:value-type="float">
            <text:p>5.4441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719819354839" calcext:value-type="float">
            <text:p>5.4571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33368" calcext:value-type="float">
            <text:p>5.46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615716129032" calcext:value-type="float">
            <text:p>5.4361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99455483871" calcext:value-type="float">
            <text:p>5.3899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64175483871" calcext:value-type="float">
            <text:p>5.3564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69428571429" calcext:value-type="float">
            <text:p>5.3916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6924" calcext:value-type="float">
            <text:p>5.1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7884" calcext:value-type="float">
            <text:p>5.1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3708" calcext:value-type="float">
            <text:p>5.2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141100716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66" meta:object-count="0"/>
    <meta:user-defined meta:name="AppVersion">3.0</meta:user-defined>
  </office:meta>
</office:document-meta>
</file>